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">
      <style:text-properties officeooo:rsid="000e0428" officeooo:paragraph-rsid="000e0428"/>
    </style:style>
    <style:style style:name="P2" style:family="paragraph" style:parent-style-name="Text_20_body">
      <style:text-properties fo:language="ru" fo:country="RU" officeooo:rsid="000e4d0f" officeooo:paragraph-rsid="000e4d0f"/>
    </style:style>
    <style:style style:name="P3" style:family="paragraph" style:parent-style-name="Text_20_body" style:list-style-name="">
      <style:text-properties fo:language="ru" fo:country="RU" officeooo:rsid="000e0428" officeooo:paragraph-rsid="001e5266"/>
    </style:style>
    <style:style style:name="P4" style:family="paragraph" style:parent-style-name="Text_20_body">
      <style:text-properties officeooo:paragraph-rsid="000fad63"/>
    </style:style>
    <style:style style:name="P5" style:family="paragraph" style:parent-style-name="Text_20_body" style:list-style-name="L5">
      <style:text-properties fo:font-weight="bold" officeooo:paragraph-rsid="001604ca" style:font-weight-asian="bold" style:font-weight-complex="bold"/>
    </style:style>
    <style:style style:name="P6" style:family="paragraph" style:parent-style-name="Text_20_body" style:list-style-name="L3"/>
    <style:style style:name="P7" style:family="paragraph" style:parent-style-name="Text_20_body">
      <style:text-properties officeooo:paragraph-rsid="00143796"/>
    </style:style>
    <style:style style:name="P8" style:family="paragraph" style:parent-style-name="Text_20_body" style:list-style-name="L4">
      <style:text-properties officeooo:paragraph-rsid="00149de4"/>
    </style:style>
    <style:style style:name="P9" style:family="paragraph" style:parent-style-name="Text_20_body">
      <style:text-properties fo:font-style="normal" officeooo:paragraph-rsid="001d7859" style:font-style-asian="normal" style:font-style-complex="normal"/>
    </style:style>
    <style:style style:name="P10" style:family="paragraph" style:parent-style-name="Text_20_body" style:list-style-name="L4">
      <style:text-properties fo:font-style="normal" fo:font-weight="bold" officeooo:paragraph-rsid="00149de4" style:font-style-asian="normal" style:font-weight-asian="bold" style:font-style-complex="normal" style:font-weight-complex="bold"/>
    </style:style>
    <style:style style:name="P11" style:family="paragraph" style:parent-style-name="Text_20_body" style:list-style-name="L5">
      <style:text-properties fo:font-style="normal" fo:font-weight="bold" officeooo:paragraph-rsid="001604ca" style:font-style-asian="normal" style:font-weight-asian="bold" style:font-style-complex="normal" style:font-weight-complex="bold"/>
    </style:style>
    <style:style style:name="P12" style:family="paragraph" style:parent-style-name="Text_20_body">
      <style:text-properties officeooo:paragraph-rsid="0014c8d1"/>
    </style:style>
    <style:style style:name="P13" style:family="paragraph" style:parent-style-name="Text_20_body">
      <style:text-properties officeooo:paragraph-rsid="0016fa08"/>
    </style:style>
    <style:style style:name="P14" style:family="paragraph" style:parent-style-name="Text_20_body">
      <style:text-properties officeooo:paragraph-rsid="0018bd79"/>
    </style:style>
    <style:style style:name="P15" style:family="paragraph" style:parent-style-name="Text_20_body">
      <style:text-properties officeooo:paragraph-rsid="001a9ba9"/>
    </style:style>
    <style:style style:name="P16" style:family="paragraph" style:parent-style-name="Text_20_body" style:list-style-name="L7">
      <style:text-properties officeooo:paragraph-rsid="001a9ba9"/>
    </style:style>
    <style:style style:name="P17" style:family="paragraph" style:parent-style-name="Text_20_body" style:list-style-name="L7">
      <style:text-properties officeooo:paragraph-rsid="001c188b"/>
    </style:style>
    <style:style style:name="P18" style:family="paragraph" style:parent-style-name="Text_20_body">
      <style:text-properties officeooo:paragraph-rsid="001d7859"/>
    </style:style>
    <style:style style:name="P19" style:family="paragraph" style:parent-style-name="Text_20_body" style:list-style-name="L8">
      <style:text-properties fo:font-style="italic" officeooo:paragraph-rsid="001d7859" style:font-style-asian="italic" style:font-style-complex="italic"/>
    </style:style>
    <style:style style:name="P20" style:family="paragraph" style:parent-style-name="Text_20_body">
      <style:text-properties officeooo:paragraph-rsid="001fa28c"/>
    </style:style>
    <style:style style:name="P21" style:family="paragraph" style:parent-style-name="Text_20_body">
      <style:text-properties officeooo:paragraph-rsid="0020bf7d"/>
    </style:style>
    <style:style style:name="P22" style:family="paragraph" style:parent-style-name="Text_20_body">
      <style:text-properties officeooo:paragraph-rsid="00212558"/>
    </style:style>
    <style:style style:name="P23" style:family="paragraph" style:parent-style-name="Text_20_body">
      <style:text-properties officeooo:paragraph-rsid="002375a7"/>
    </style:style>
    <style:style style:name="P24" style:family="paragraph" style:parent-style-name="Text_20_body">
      <style:text-properties officeooo:paragraph-rsid="0024ba40"/>
    </style:style>
    <style:style style:name="P25" style:family="paragraph" style:parent-style-name="Text_20_body">
      <style:text-properties officeooo:paragraph-rsid="0027451c"/>
    </style:style>
    <style:style style:name="P26" style:family="paragraph" style:parent-style-name="Text_20_body">
      <style:text-properties officeooo:paragraph-rsid="0028c2a6"/>
    </style:style>
    <style:style style:name="P27" style:family="paragraph" style:parent-style-name="Text_20_body">
      <style:text-properties officeooo:paragraph-rsid="002a94f5"/>
    </style:style>
    <style:style style:name="P28" style:family="paragraph" style:parent-style-name="Text_20_body" style:list-style-name="L9">
      <style:text-properties officeooo:paragraph-rsid="002a94f5"/>
    </style:style>
    <style:style style:name="P29" style:family="paragraph" style:parent-style-name="Text_20_body" style:list-style-name="L10">
      <style:text-properties officeooo:paragraph-rsid="002a94f5"/>
    </style:style>
    <style:style style:name="P30" style:family="paragraph" style:parent-style-name="Text_20_body" style:list-style-name="L11">
      <style:text-properties officeooo:paragraph-rsid="002a94f5"/>
    </style:style>
    <style:style style:name="P31" style:family="paragraph" style:parent-style-name="Text_20_body" style:list-style-name="L12">
      <style:text-properties officeooo:paragraph-rsid="002a94f5"/>
    </style:style>
    <style:style style:name="P32" style:family="paragraph" style:parent-style-name="Text_20_body">
      <style:paragraph-properties fo:break-before="page"/>
      <style:text-properties fo:language="ru" fo:country="RU" officeooo:rsid="000e4d0f" officeooo:paragraph-rsid="000e4d0f"/>
    </style:style>
    <style:style style:name="P33" style:family="paragraph" style:parent-style-name="Text_20_body">
      <style:paragraph-properties fo:margin-left="0.4925in" fo:margin-right="0in" fo:text-indent="0in" style:auto-text-indent="false"/>
      <style:text-properties fo:font-style="italic" officeooo:paragraph-rsid="001d7859" style:font-style-asian="italic" style:font-style-complex="italic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fo:font-style="normal" officeooo:paragraph-rsid="001f3995" style:font-style-asian="normal" style:font-style-complex="normal"/>
    </style:style>
    <style:style style:name="P35" style:family="paragraph" style:parent-style-name="Heading_20_1" style:list-style-name="">
      <style:text-properties fo:language="ru" fo:country="RU" officeooo:rsid="000e0428" officeooo:paragraph-rsid="00126d9c"/>
    </style:style>
    <style:style style:name="P36" style:family="paragraph" style:parent-style-name="Heading_20_1">
      <style:paragraph-properties fo:break-before="page"/>
      <style:text-properties fo:language="ru" fo:country="RU" officeooo:rsid="000e0428" officeooo:paragraph-rsid="000e0428"/>
    </style:style>
    <style:style style:name="P37" style:family="paragraph" style:parent-style-name="Heading_20_2">
      <style:text-properties officeooo:paragraph-rsid="000fad63"/>
    </style:style>
    <style:style style:name="P38" style:family="paragraph" style:parent-style-name="Heading_20_2">
      <style:paragraph-properties fo:break-before="page"/>
      <style:text-properties officeooo:paragraph-rsid="001a9ba9"/>
    </style:style>
    <style:style style:name="P39" style:family="paragraph" style:parent-style-name="Heading_20_2">
      <style:paragraph-properties fo:break-before="page"/>
      <style:text-properties officeooo:paragraph-rsid="001fa28c"/>
    </style:style>
    <style:style style:name="P40" style:family="paragraph" style:parent-style-name="Heading_20_2">
      <style:paragraph-properties fo:break-before="page"/>
      <style:text-properties fo:font-style="normal" officeooo:paragraph-rsid="0028c2a6" style:font-style-asian="normal" style:font-style-complex="normal"/>
    </style:style>
    <style:style style:name="P41" style:family="paragraph" style:parent-style-name="Heading_20_3">
      <style:text-properties officeooo:paragraph-rsid="00143796"/>
    </style:style>
    <style:style style:name="P42" style:family="paragraph" style:parent-style-name="Heading_20_3">
      <style:text-properties officeooo:paragraph-rsid="0014c8d1"/>
    </style:style>
    <style:style style:name="P43" style:family="paragraph" style:parent-style-name="Heading_20_3">
      <style:text-properties officeooo:paragraph-rsid="001a9ba9"/>
    </style:style>
    <style:style style:name="P44" style:family="paragraph" style:parent-style-name="Heading_20_3">
      <style:text-properties officeooo:paragraph-rsid="001d7859"/>
    </style:style>
    <style:style style:name="P45" style:family="paragraph" style:parent-style-name="Heading_20_3">
      <style:text-properties officeooo:paragraph-rsid="0020bf7d"/>
    </style:style>
    <style:style style:name="P46" style:family="paragraph" style:parent-style-name="Heading_20_3">
      <style:text-properties officeooo:paragraph-rsid="002375a7"/>
    </style:style>
    <style:style style:name="P47" style:family="paragraph" style:parent-style-name="Heading_20_3">
      <style:text-properties officeooo:paragraph-rsid="0027451c"/>
    </style:style>
    <style:style style:name="P48" style:family="paragraph" style:parent-style-name="Heading_20_3">
      <style:text-properties officeooo:paragraph-rsid="0028c2a6"/>
    </style:style>
    <style:style style:name="P49" style:family="paragraph" style:parent-style-name="Heading_20_3">
      <style:text-properties officeooo:paragraph-rsid="002a94f5"/>
    </style:style>
    <style:style style:name="P5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1" style:family="paragraph" style:parent-style-name="Contents_20_Heading">
      <style:paragraph-properties fo:break-before="page"/>
    </style:style>
    <style:style style:name="P5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0fad63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fad63"/>
    </style:style>
    <style:style style:name="T4" style:family="text">
      <style:text-properties fo:language="ru" fo:country="RU" fo:font-weight="normal" officeooo:rsid="00149de4" style:font-weight-asian="normal" style:font-weight-complex="normal"/>
    </style:style>
    <style:style style:name="T5" style:family="text">
      <style:text-properties fo:language="ru" fo:country="RU" fo:font-weight="normal" officeooo:rsid="001604ca" style:font-weight-asian="normal" style:font-weight-complex="normal"/>
    </style:style>
    <style:style style:name="T6" style:family="text">
      <style:text-properties fo:language="ru" fo:country="RU" fo:font-weight="normal" officeooo:rsid="0016fa08" style:font-weight-asian="normal" style:font-weight-complex="normal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bold" officeooo:rsid="00149de4" style:font-weight-asian="bold" style:font-weight-complex="bold"/>
    </style:style>
    <style:style style:name="T9" style:family="text">
      <style:text-properties fo:language="ru" fo:country="RU" fo:font-weight="bold" officeooo:rsid="0016fa08" style:font-weight-asian="bold" style:font-weight-complex="bold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officeooo:rsid="00149de4" style:font-style-asian="italic" style:font-style-complex="italic"/>
    </style:style>
    <style:style style:name="T12" style:family="text">
      <style:text-properties fo:language="ru" fo:country="RU" fo:font-style="italic" officeooo:rsid="001604ca" style:font-style-asian="italic" style:font-style-complex="italic"/>
    </style:style>
    <style:style style:name="T13" style:family="text">
      <style:text-properties fo:language="ru" fo:country="RU" fo:font-style="italic" officeooo:rsid="0018bd79" style:font-style-asian="italic" style:font-style-complex="italic"/>
    </style:style>
    <style:style style:name="T14" style:family="text">
      <style:text-properties fo:language="ru" fo:country="RU" fo:font-style="italic" officeooo:rsid="001a9ba9" style:font-style-asian="italic" style:font-style-complex="italic"/>
    </style:style>
    <style:style style:name="T15" style:family="text">
      <style:text-properties fo:language="ru" fo:country="RU" fo:font-style="italic" officeooo:rsid="001d7859" style:font-style-asian="italic" style:font-style-complex="italic"/>
    </style:style>
    <style:style style:name="T16" style:family="text">
      <style:text-properties fo:language="ru" fo:country="RU" fo:font-style="italic" officeooo:rsid="0020bf7d" style:font-style-asian="italic" style:font-style-complex="italic"/>
    </style:style>
    <style:style style:name="T17" style:family="text">
      <style:text-properties fo:language="ru" fo:country="RU" fo:font-style="italic" officeooo:rsid="0024ba40" style:font-style-asian="italic" style:font-style-complex="italic"/>
    </style:style>
    <style:style style:name="T18" style:family="text">
      <style:text-properties fo:language="ru" fo:country="RU" fo:font-style="italic" officeooo:rsid="0027451c" style:font-style-asian="italic" style:font-style-complex="italic"/>
    </style:style>
    <style:style style:name="T19" style:family="text">
      <style:text-properties fo:language="ru" fo:country="RU" fo:font-style="italic" officeooo:rsid="0028c2a6" style:font-style-asian="italic" style:font-style-complex="italic"/>
    </style:style>
    <style:style style:name="T20" style:family="text">
      <style:text-properties fo:language="ru" fo:country="RU" fo:font-style="italic" fo:font-weight="normal" officeooo:rsid="00149de4" style:font-style-asian="italic" style:font-weight-asian="normal" style:font-style-complex="italic" style:font-weight-complex="normal"/>
    </style:style>
    <style:style style:name="T21" style:family="text">
      <style:text-properties fo:language="ru" fo:country="RU" fo:font-style="italic" fo:font-weight="normal" officeooo:rsid="001604ca" style:font-style-asian="italic" style:font-weight-asian="normal" style:font-style-complex="italic" style:font-weight-complex="normal"/>
    </style:style>
    <style:style style:name="T22" style:family="text">
      <style:text-properties fo:language="ru" fo:country="RU" officeooo:rsid="00143796"/>
    </style:style>
    <style:style style:name="T23" style:family="text">
      <style:text-properties fo:language="ru" fo:country="RU" officeooo:rsid="00149de4"/>
    </style:style>
    <style:style style:name="T24" style:family="text">
      <style:text-properties fo:language="ru" fo:country="RU" officeooo:rsid="0014c8d1"/>
    </style:style>
    <style:style style:name="T25" style:family="text">
      <style:text-properties fo:language="ru" fo:country="RU" officeooo:rsid="001604ca"/>
    </style:style>
    <style:style style:name="T26" style:family="text">
      <style:text-properties fo:language="ru" fo:country="RU" officeooo:rsid="0016fa08"/>
    </style:style>
    <style:style style:name="T27" style:family="text">
      <style:text-properties fo:language="ru" fo:country="RU" officeooo:rsid="0018bd79"/>
    </style:style>
    <style:style style:name="T28" style:family="text">
      <style:text-properties fo:language="ru" fo:country="RU" fo:font-style="normal" officeooo:rsid="0018bd79" style:font-style-asian="normal" style:font-style-complex="normal"/>
    </style:style>
    <style:style style:name="T29" style:family="text">
      <style:text-properties fo:language="ru" fo:country="RU" fo:font-style="normal" officeooo:rsid="001d7859" style:font-style-asian="normal" style:font-style-complex="normal"/>
    </style:style>
    <style:style style:name="T30" style:family="text">
      <style:text-properties fo:language="ru" fo:country="RU" fo:font-style="normal" officeooo:rsid="0020bf7d" style:font-style-asian="normal" style:font-style-complex="normal"/>
    </style:style>
    <style:style style:name="T31" style:family="text">
      <style:text-properties fo:language="ru" fo:country="RU" fo:font-style="normal" officeooo:rsid="00212558" style:font-style-asian="normal" style:font-style-complex="normal"/>
    </style:style>
    <style:style style:name="T32" style:family="text">
      <style:text-properties fo:language="ru" fo:country="RU" fo:font-style="normal" officeooo:rsid="002375a7" style:font-style-asian="normal" style:font-style-complex="normal"/>
    </style:style>
    <style:style style:name="T33" style:family="text">
      <style:text-properties fo:language="ru" fo:country="RU" fo:font-style="normal" officeooo:rsid="0024ba40" style:font-style-asian="normal" style:font-style-complex="normal"/>
    </style:style>
    <style:style style:name="T34" style:family="text">
      <style:text-properties fo:language="ru" fo:country="RU" fo:font-style="normal" officeooo:rsid="0025efd9" style:font-style-asian="normal" style:font-style-complex="normal"/>
    </style:style>
    <style:style style:name="T35" style:family="text">
      <style:text-properties fo:language="ru" fo:country="RU" fo:font-style="normal" officeooo:rsid="0027451c" style:font-style-asian="normal" style:font-style-complex="normal"/>
    </style:style>
    <style:style style:name="T36" style:family="text">
      <style:text-properties fo:language="ru" fo:country="RU" fo:font-style="normal" officeooo:rsid="0028c2a6" style:font-style-asian="normal" style:font-style-complex="normal"/>
    </style:style>
    <style:style style:name="T37" style:family="text">
      <style:text-properties fo:language="ru" fo:country="RU" fo:font-style="normal" officeooo:rsid="002a94f5" style:font-style-asian="normal" style:font-style-complex="normal"/>
    </style:style>
    <style:style style:name="T38" style:family="text">
      <style:text-properties fo:language="ru" fo:country="RU" fo:font-style="normal" fo:font-weight="bold" officeooo:rsid="0018bd79" style:font-style-asian="normal" style:font-weight-asian="bold" style:font-style-complex="normal" style:font-weight-complex="bold"/>
    </style:style>
    <style:style style:name="T39" style:family="text">
      <style:text-properties fo:language="ru" fo:country="RU" fo:font-style="normal" fo:font-weight="normal" officeooo:rsid="0018bd79" style:font-style-asian="normal" style:font-weight-asian="normal" style:font-style-complex="normal" style:font-weight-complex="normal"/>
    </style:style>
    <style:style style:name="T40" style:family="text">
      <style:text-properties fo:language="ru" fo:country="RU" officeooo:rsid="001a9ba9"/>
    </style:style>
    <style:style style:name="T41" style:family="text">
      <style:text-properties fo:language="ru" fo:country="RU" officeooo:rsid="001c188b"/>
    </style:style>
    <style:style style:name="T42" style:family="text">
      <style:text-properties fo:language="ru" fo:country="RU" officeooo:rsid="001d7859"/>
    </style:style>
    <style:style style:name="T43" style:family="text">
      <style:text-properties fo:language="ru" fo:country="RU" officeooo:rsid="001f3995"/>
    </style:style>
    <style:style style:name="T44" style:family="text">
      <style:text-properties fo:language="ru" fo:country="RU" officeooo:rsid="001fa28c"/>
    </style:style>
    <style:style style:name="T45" style:family="text">
      <style:text-properties fo:language="ru" fo:country="RU" officeooo:rsid="0020bf7d"/>
    </style:style>
    <style:style style:name="T46" style:family="text">
      <style:text-properties fo:language="ru" fo:country="RU" officeooo:rsid="002375a7"/>
    </style:style>
    <style:style style:name="T47" style:family="text">
      <style:text-properties fo:language="ru" fo:country="RU" officeooo:rsid="0027451c"/>
    </style:style>
    <style:style style:name="T48" style:family="text">
      <style:text-properties fo:language="ru" fo:country="RU" officeooo:rsid="0028c2a6"/>
    </style:style>
    <style:style style:name="T49" style:family="text">
      <style:text-properties fo:language="ru" fo:country="RU" officeooo:rsid="002a94f5"/>
    </style:style>
    <style:style style:name="T50" style:family="text">
      <style:text-properties officeooo:rsid="00126d9c"/>
    </style:style>
    <style:style style:name="T51" style:family="text">
      <style:text-properties officeooo:rsid="001e526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<text:bookmark-start text:name="__RefHeading__36_155291788"/><text:span text:style-name="T50">Программный комплекс VHSM. Описание архитектуры и функциональности.</text:span><text:bookmark-end text:name="__RefHeading__36_155291788"/></text:h>
      <text:p text:style-name="P3"><text:span text:style-name="T51">Этот документ предназначен для ознакомления с проектом.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1">Оглавление</text:p>
          </text:index-title>
          <text:p text:style-name="P52"><text:a xlink:type="simple" xlink:href="#__RefHeading__36_155291788" text:style-name="Index_20_Link" text:visited-style-name="Index_20_Link">Программный комплекс VHSM. Описание архитектуры и функциональности.<text:tab/>1</text:a></text:p>
          <text:p text:style-name="P52"><text:a xlink:type="simple" xlink:href="#__RefHeading__106_204815745" text:style-name="Index_20_Link" text:visited-style-name="Index_20_Link">Описание продукта<text:tab/>3</text:a></text:p>
          <text:p text:style-name="P50"><text:a xlink:type="simple" xlink:href="#__RefHeading__38_155291788" text:style-name="Index_20_Link" text:visited-style-name="Index_20_Link">Введение<text:tab/>3</text:a></text:p>
          <text:p text:style-name="P50"><text:a xlink:type="simple" xlink:href="#__RefHeading__40_155291788" text:style-name="Index_20_Link" text:visited-style-name="Index_20_Link">Структура программного комплекса<text:tab/>4</text:a></text:p>
          <text:p text:style-name="P53"><text:a xlink:type="simple" xlink:href="#__RefHeading__42_155291788" text:style-name="Index_20_Link" text:visited-style-name="Index_20_Link">Client<text:tab/>4</text:a></text:p>
          <text:p text:style-name="P53"><text:a xlink:type="simple" xlink:href="#__RefHeading__44_155291788" text:style-name="Index_20_Link" text:visited-style-name="Index_20_Link">Transport<text:tab/>4</text:a></text:p>
          <text:p text:style-name="P53"><text:a xlink:type="simple" xlink:href="#__RefHeading__46_155291788" text:style-name="Index_20_Link" text:visited-style-name="Index_20_Link">Vhsm<text:tab/>4</text:a></text:p>
          <text:p text:style-name="P53"><text:a xlink:type="simple" xlink:href="#__RefHeading__49_155291788" text:style-name="Index_20_Link" text:visited-style-name="Index_20_Link">Host<text:tab/>4</text:a></text:p>
          <text:p text:style-name="P50"><text:a xlink:type="simple" xlink:href="#__RefHeading__51_155291788" text:style-name="Index_20_Link" text:visited-style-name="Index_20_Link">Сборка системы<text:tab/>6</text:a></text:p>
          <text:p text:style-name="P53"><text:a xlink:type="simple" xlink:href="#__RefHeading__53_155291788" text:style-name="Index_20_Link" text:visited-style-name="Index_20_Link">Зависимости<text:tab/>6</text:a></text:p>
          <text:p text:style-name="P53"><text:a xlink:type="simple" xlink:href="#__RefHeading__55_155291788" text:style-name="Index_20_Link" text:visited-style-name="Index_20_Link">Пробный запуск<text:tab/>6</text:a></text:p>
          <text:p text:style-name="P50"><text:a xlink:type="simple" xlink:href="#__RefHeading__61_155291788" text:style-name="Index_20_Link" text:visited-style-name="Index_20_Link">Описание функциональности<text:tab/>7</text:a></text:p>
          <text:p text:style-name="P53"><text:a xlink:type="simple" xlink:href="#__RefHeading__63_155291788" text:style-name="Index_20_Link" text:visited-style-name="Index_20_Link">Аутентификация<text:tab/>7</text:a></text:p>
          <text:p text:style-name="P53"><text:a xlink:type="simple" xlink:href="#__RefHeading__65_155291788" text:style-name="Index_20_Link" text:visited-style-name="Index_20_Link">Управление ключами<text:tab/>7</text:a></text:p>
          <text:p text:style-name="P53"><text:a xlink:type="simple" xlink:href="#__RefHeading__67_155291788" text:style-name="Index_20_Link" text:visited-style-name="Index_20_Link">Хэш-функции<text:tab/>7</text:a></text:p>
          <text:p text:style-name="P53"><text:a xlink:type="simple" xlink:href="#__RefHeading__69_155291788" text:style-name="Index_20_Link" text:visited-style-name="Index_20_Link">MAC (Message Authentication Code)<text:tab/>8</text:a></text:p>
          <text:p text:style-name="P50"><text:a xlink:type="simple" xlink:href="#__RefHeading__71_155291788" text:style-name="Index_20_Link" text:visited-style-name="Index_20_Link">Имена файлов для транспорта в коде<text:tab/>9</text:a></text:p>
          <text:p text:style-name="P53"><text:a xlink:type="simple" xlink:href="#__RefHeading__73_155291788" text:style-name="Index_20_Link" text:visited-style-name="Index_20_Link">Client<text:tab/>9</text:a></text:p>
          <text:p text:style-name="P53"><text:a xlink:type="simple" xlink:href="#__RefHeading__75_155291788" text:style-name="Index_20_Link" text:visited-style-name="Index_20_Link">Host<text:tab/>9</text:a></text:p>
          <text:p text:style-name="P53"><text:a xlink:type="simple" xlink:href="#__RefHeading__77_155291788" text:style-name="Index_20_Link" text:visited-style-name="Index_20_Link">VHSM<text:tab/>9</text:a></text:p>
        </text:index-body>
      </text:table-of-content>
      <text:h text:style-name="P1" text:outline-level="1"/>
      <text:h text:style-name="P36" text:outline-level="1"><text:bookmark-start text:name="__RefHeading__106_204815745"/>Описание пр<text:span text:style-name="T1">одукта</text:span><text:bookmark-end text:name="__RefHeading__106_204815745"/></text:h>
      <text:h text:style-name="P37" text:outline-level="2"><text:bookmark-start text:name="__RefHeading__38_155291788"/><text:span text:style-name="T3">Введение</text:span><text:bookmark-end text:name="__RefHeading__38_155291788"/></text:h>
      <text:p text:style-name="P2">VHSM – программный комплекс, предназначенный для <text:span text:style-name="T1">хранения секретных данных и вычисления криптографических функций, использующих секреты, <text:s/>вне виртуальной среды приложения.</text:span></text:p>
      <text:p text:style-name="P2"><text:span text:style-name="T1"/></text:p>
      <text:p text:style-name="P32"><text:span text:style-name="T1"/></text:p>
      <text:h text:style-name="P37" text:outline-level="2"><text:bookmark-start text:name="__RefHeading__40_155291788"/><text:span text:style-name="T3">Структура программного комплекса</text:span><text:bookmark-end text:name="__RefHeading__40_155291788"/></text:h>
      <text:p text:style-name="P4"><text:span text:style-name="T3">В этом разделе содержится описание компонент системы.</text:span></text:p>
      <text:h text:style-name="Heading_20_3" text:outline-level="3"><text:bookmark-start text:name="__RefHeading__42_155291788"/><text:span text:style-name="T3">Client</text:span><text:bookmark-end text:name="__RefHeading__42_155291788"/></text:h>
      <text:p text:style-name="Text_20_body"><text:span text:style-name="T2">Здесь и далее под client понимается часть комплекса, исполняющаяся в виртуальной среде клиента (client VE) — потребителя VHSM API. Большая часть кода, описываемого здесь, расположена в </text:span><text:span text:style-name="T10">%repository_root%/prototype/client/</text:span><text:span text:style-name="T2">.</text:span></text:p>
      <text:list xml:id="list6908449394466827906" text:style-name="L3">
        <text:list-item>
          <text:p text:style-name="P6"><text:span text:style-name="T7">vhsm_api_prototype</text:span><text:span text:style-name="T2"> — набор объявлений функций, структур данных, кодов возврата на языке C. Определяет API для приложений, работающих в client VE. Находится в </text:span><text:span text:style-name="T10">%repository_root%/prototype/client/vhsm_api_prototype/</text:span><text:span text:style-name="T2">. </text:span></text:p>
        </text:list-item>
        <text:list-item>
          <text:p text:style-name="P6"><text:span text:style-name="T7">vhsm_api_prototype_impl</text:span><text:span text:style-name="T2"> — реализация vhsm_api_prototype на языке С++, компилируется в статическую библиотеку. Находится в </text:span><text:span text:style-name="T10">%repository_root%/prototype/client/vhsm_api_prototype/</text:span><text:span text:style-name="T2">.</text:span></text:p>
        </text:list-item>
      </text:list>
      <text:p text:style-name="Text_20_body"><text:span text:style-name="T2">Зависит от ниже описанных </text:span><text:span text:style-name="T7">files_transport</text:span><text:span text:style-name="T2">, </text:span><text:span text:style-name="T7">protocol</text:span><text:span text:style-name="T2">.</text:span></text:p>
      <text:h text:style-name="P41" text:outline-level="3"><text:bookmark-start text:name="__RefHeading__44_155291788"/><text:span text:style-name="T22">Transport</text:span><text:bookmark-end text:name="__RefHeading__44_155291788"/></text:h>
      <text:p text:style-name="P7"><text:span text:style-name="T22">Здесь и далее под transport понимается часть комплекса, описывающая и реализующая протокол общения между компонентами системы, обеспечивающая передачу сообщений протокола.</text:span></text:p>
      <text:list xml:id="list4208320035416323143" text:style-name="L4">
        <text:list-item>
          <text:p text:style-name="P8"><text:span text:style-name="T8">protocol</text:span><text:span text:style-name="T23"> — описание протокола взаимодействия между client и vhsm (см. описание далее) при помощи Google Protobuf. Находится в </text:span><text:span text:style-name="T11">%repository_root%/prototype/protocol/.</text:span></text:p>
        </text:list-item>
        <text:list-item>
          <text:p text:style-name="P10"><text:span text:style-name="T23">files_transport</text:span><text:span text:style-name="T4"> — header-only реализация передачи сообщений между client и vhsm на языке С++, использующая файловую систему. Находится в </text:span><text:span text:style-name="T20">%repository_root%/prototype/files_transport/.</text:span></text:p>
        </text:list-item>
      </text:list>
      <text:h text:style-name="P42" text:outline-level="3"><text:bookmark-start text:name="__RefHeading__46_155291788"/><text:span text:style-name="T24">Vhsm</text:span><text:bookmark-end text:name="__RefHeading__46_155291788"/></text:h>
      <text:p text:style-name="P12"><text:span text:style-name="T24">Здесь и далее под vhsm понимается часть комплекса, исполняющаяся в виртуальной среде (vhsm VE), где хранятся секретные данные и производится обработка запросов на вычисление криптографических функций. </text:span><text:span text:style-name="T25">Большая часть кода, описываемого здесь, расположена в </text:span><text:span text:style-name="T12">%repository_root%/prototype/vhsm/.</text:span></text:p>
      <text:list xml:id="list6935821896512386592" text:style-name="L5">
        <text:list-item>
          <text:p text:style-name="P5"><text:span text:style-name="T25">esapi —</text:span><text:span text:style-name="T5"> сокращение от Encrypted Storage API. Определяет интерфейс взаимодействия с хранилищем секретных данных в зашифрованном виде. Представляет собой набор классов, описанных на языке С++. Находится в </text:span><text:span text:style-name="T21">%repository_root%/prototype/vhsm/esapi/.</text:span></text:p>
        </text:list-item>
        <text:list-item>
          <text:p text:style-name="P11"><text:span text:style-name="T25">esapi_file_impl —</text:span><text:span text:style-name="T5"> реализация esapi, использующая файловую систему для хранения данных и библиотеку crypto++ для их шифрования с помощью алгоритма AES.</text:span></text:p>
        </text:list-item>
      </text:list>
      <text:p text:style-name="P13"><text:span text:style-name="T26">Зависит от </text:span><text:span text:style-name="T9">files_transport</text:span><text:span text:style-name="T6">, </text:span><text:span text:style-name="T9">protocol</text:span><text:span text:style-name="T6">.</text:span></text:p>
      <text:h text:style-name="Heading_20_3" text:outline-level="3"><text:bookmark-start text:name="__RefHeading__49_155291788"/><text:span text:style-name="T2">Host</text:span><text:bookmark-end text:name="__RefHeading__49_155291788"/></text:h>
      <text:p text:style-name="P14"><text:span text:style-name="T27">Здесь и далее под host понимается сервер, на котором работают вышеупомянутые виртуальные </text:span><text:soft-page-break/><text:span text:style-name="T27">среды, а также программа, пересылающая сообщения из client в vhsm и обратно. Обеспечивает идентификацию VE отправителя сообщения при отправке сообщений из client в vhsm посредством добавления к сообщению идентификатора VE. Код расположен в </text:span><text:span text:style-name="T13">%repository_root%/prototype/host.<text:line-break/></text:span><text:span text:style-name="T28">Зависит от </text:span><text:span text:style-name="T38">files_transport</text:span><text:span text:style-name="T39">.</text:span></text:p>
      <text:p text:style-name="P14"><text:span text:style-name="T39"/></text:p>
      <text:h text:style-name="P38" text:outline-level="2"><text:bookmark-start text:name="__RefHeading__51_155291788"/><text:span text:style-name="T40">Сборка системы</text:span><text:bookmark-end text:name="__RefHeading__51_155291788"/></text:h>
      <text:p text:style-name="P15"><text:span text:style-name="T40">Для сборки проекта используется иерархия makefile'ов. Для сборки проекта необходимо запустить make в </text:span><text:span text:style-name="T14">%repository_root%/prototype/.</text:span></text:p>
      <text:h text:style-name="P43" text:outline-level="3"><text:bookmark-start text:name="__RefHeading__53_155291788"/><text:span text:style-name="T40">Зависимости</text:span><text:bookmark-end text:name="__RefHeading__53_155291788"/></text:h>
      <text:p text:style-name="P15"><text:span text:style-name="T40">Для сборки проекта необходима установка следующих пакетов:</text:span></text:p>
      <text:list xml:id="list1668010200185467163" text:style-name="L7">
        <text:list-item>
          <text:p text:style-name="P16"><text:span text:style-name="T40">g++;</text:span></text:p>
        </text:list-item>
        <text:list-item>
          <text:p text:style-name="P16"><text:span text:style-name="T40">protobuf-compiler, libprotobuf7, libprotoc7, libprotobuf-dev;</text:span></text:p>
        </text:list-item>
        <text:list-item>
          <text:p text:style-name="P17"><text:span text:style-name="T41">libcrypto++-dev;</text:span></text:p>
        </text:list-item>
        <text:list-item>
          <text:p text:style-name="P17"><text:span text:style-name="T41">libssl-dev;</text:span></text:p>
        </text:list-item>
      </text:list>
      <text:h text:style-name="P44" text:outline-level="3"><text:bookmark-start text:name="__RefHeading__55_155291788"/><text:span text:style-name="T42">Пробный запуск</text:span><text:bookmark-end text:name="__RefHeading__55_155291788"/></text:h>
      <text:p text:style-name="P18"><text:span text:style-name="T42">Для того чтобы убедиться, что система работает можно воспользоваться скриптом </text:span><text:span text:style-name="T15">%repository_root%/prototype/create_test_structure.sh</text:span><text:span text:style-name="T29">. Этот скрипт пересоберёт проект, создаст каталог </text:span><text:span text:style-name="T15">%repository_root%/test_drive/, </text:span><text:span text:style-name="T29">куда будут помещены файлы необходимые для запуска.</text:span></text:p>
      <text:p text:style-name="P18"><text:span text:style-name="T29">Все нижеперечисленные исполняемые файлы должны запускаться из каталогов, в которых они расположены. Необходимо последовательно запустить следующее:</text:span></text:p>
      <text:list xml:id="list7212369795815206371" text:style-name="L8">
        <text:list-item>
          <text:p text:style-name="P19"><text:span text:style-name="T42">%repository_root%/test_drive/host;</text:span></text:p>
        </text:list-item>
        <text:list-item>
          <text:p text:style-name="P19"><text:span text:style-name="T42">%repository_root%/test_drive/vhsm;</text:span></text:p>
        </text:list-item>
        <text:list-item>
          <text:p text:style-name="P19"><text:span text:style-name="T42">%repository_root%/test_drive/1/test_app;</text:span></text:p>
        </text:list-item>
      </text:list>
      <text:p text:style-name="P9"><text:span text:style-name="T42">При этом вывод приложения test_app выглядит следующим образом:</text:span></text:p>
      <text:p text:style-name="P33"><text:span text:style-name="T42">$ ./test_app</text:span></text:p>
      <text:p text:style-name="P33"><text:span text:style-name="T42">digest of an empty string is: 0xda39a3ee5e6b4b0d3255bfef95601890afd80709</text:span></text:p>
      <text:p text:style-name="P33"><text:span text:style-name="T42">test digest succeeded</text:span></text:p>
      <text:p text:style-name="P33"><text:span text:style-name="T42">test key creation succeeded</text:span></text:p>
      <text:p text:style-name="P33"><text:span text:style-name="T42">hmac-sha1 of an empty string with an empty key is: 0xfbdb1d1b18aa6c08324b7d64b71fb76370690e1d</text:span></text:p>
      <text:p text:style-name="P33"><text:span text:style-name="T42">test hmac succeeded</text:span></text:p>
      <text:p text:style-name="P34"><text:span text:style-name="T43">Три указанных выше приложения могут исполняться на хосте и двух различных виртуальных средах соответственно. Для этого необходимо обеспечить доступ к </text:span><text:span text:style-name="T15">%repository_root%/test_drive/ </text:span><text:span text:style-name="T43">из виртуальной среды, где будет исполняться vhsm, и доступ к </text:span><text:span text:style-name="T15">%repository_root%/test_drive/1/ </text:span><text:span text:style-name="T43">из клиентской виртуальной среды.</text:span></text:p>
      <text:p text:style-name="P34"><text:span text:style-name="T43"/></text:p>
      <text:h text:style-name="P39" text:outline-level="2"><text:bookmark-start text:name="__RefHeading__61_155291788"/><text:span text:style-name="T44">Описание функциональности</text:span><text:bookmark-end text:name="__RefHeading__61_155291788"/></text:h>
      <text:p text:style-name="P20"><text:span text:style-name="T44">В этой части описывается функциональность системы </text:span><text:span text:style-name="T45">и</text:span><text:span text:style-name="T44"> особенностями реализации. </text:span><text:span text:style-name="T45">В случае, если какой-либо параметр должен конфигурироваться отдельно, но вместо этого явно указан в коде, будет дана ссылка на соответствующие места в коде.</text:span></text:p>
      <text:h text:style-name="P45" text:outline-level="3"><text:bookmark-start text:name="__RefHeading__63_155291788"/><text:span text:style-name="T45">Аутентификация</text:span><text:bookmark-end text:name="__RefHeading__63_155291788"/></text:h>
      <text:p text:style-name="P21"><text:span text:style-name="T45">В проекте используется аутентификация пользователей по имени и паролю. Для этого предусмотрены соответствующие функции, структуры и коды ошибок в vhsm_api_prototype, protocol, а также способ проверки пароля и генерация ключа шифрования из учётных данных.</text:span></text:p>
      <text:p text:style-name="P21"><text:span text:style-name="T45">Приложение vhsm хранит данные пользователей, в том числе необходимые для аутентификации в каталоге указанном здесь: </text:span><text:a xlink:type="simple" xlink:href="https://github.com/OSLL/vhsm/blob/master/prototype/vhsm/EncryptedStorageFactory.cpp#L10">https://github.com/OSLL/vhsm/blob/master/prototype/vhsm/EncryptedStorageFactory.cpp#L10</text:a><text:span text:style-name="T45">. Внутри этого каталога создаются каталоги, соответствующие именам пользователей, где хранятся их данные. Аутентификация включает в себя процесс проверки существования соответствующего каталога, а внутри него файла </text:span><text:span text:style-name="T16">FSESNamespace::NS_DIR/FSESNamespace::NS_CHECK_FILE, </text:span><text:span text:style-name="T30">где хранится сообщение FSESNamespace::NS_CHECK_DATA, зашифрованное ключом пользователя, сгенерированным при его регистрации. Проверяется, что текущим ключом пользователя расшифровывается в точности это сообщение. Константы, использованные в этом абзаце можно </text:span><text:span text:style-name="T31">найти</text:span><text:span text:style-name="T30"> здесь: </text:span><text:a xlink:type="simple" xlink:href="https://github.com/OSLL/vhsm/blob/master/prototype/vhsm/esapi_file_impl/FSESNamespace.cpp#L131">https://github.com/OSLL/vhsm/blob/master/prototype/vhsm/esapi_file_impl/FSESNamespace.cpp#L131</text:a><text:span text:style-name="T31">.</text:span></text:p>
      <text:p text:style-name="P22"><text:span text:style-name="T31">Все пользовательские данные (в том числе </text:span><text:span text:style-name="T30">FSESNamespace::NS_CHECK_DATA</text:span><text:span text:style-name="T31">) шифруются ключом, представляющим из себя SHA256 хэш от пароля пользователя. (см. </text:span><text:a xlink:type="simple" xlink:href="https://github.com/OSLL/vhsm/blob/master/prototype/vhsm/MessageHandler.cpp#L112">https://github.com/OSLL/vhsm/blob/master/prototype/vhsm/MessageHandler.cpp#L112</text:a><text:span text:style-name="T31">)</text:span></text:p>
      <text:p text:style-name="P24"><text:span text:style-name="T33">Для создания пользователей и инициализации зашифрованного хранилища было написано консольное приложение vhsm_admin (</text:span><text:a xlink:type="simple" xlink:href="https://github.com/OSLL/vhsm/blob/master/prototype/vhsm/vhsm_admin.cpp">https://github.com/OSLL/vhsm/blob/master/prototype/vhsm/vhsm_admin.cpp</text:a><text:span text:style-name="T33">) которое может быть найдено в каталоге test_drive п</text:span><text:span text:style-name="T34">осле</text:span><text:span text:style-name="T33"> запуск</text:span><text:span text:style-name="T34">а</text:span><text:span text:style-name="T33"> скрипта </text:span><text:span text:style-name="T17">create_test_structure.sh</text:span><text:span text:style-name="T33">. </text:span><text:span text:style-name="T34">(сам скрипт также использует это приложение)</text:span></text:p>
      <text:h text:style-name="P46" text:outline-level="3"><text:bookmark-start text:name="__RefHeading__65_155291788"/><text:span text:style-name="T46">Управление ключами</text:span><text:bookmark-end text:name="__RefHeading__65_155291788"/></text:h>
      <text:p text:style-name="P23"><text:span text:style-name="T46">В vhsm_api_prototype предусмотрены функции управления ключами. Их список доступен здесь: </text:span><text:a xlink:type="simple" xlink:href="https://github.com/OSLL/vhsm/blob/master/prototype/client/vhsm_api_prototype/key_mgmt.h">https://github.com/OSLL/vhsm/blob/master/prototype/client/vhsm_api_prototype/key_mgmt.h</text:a><text:span text:style-name="T46">. <text:s/>Так, доступны функции создания (импорта) ключей, получения списка id ключей, удаление ключей.</text:span></text:p>
      <text:p text:style-name="P23"><text:span text:style-name="T46">Как было упомянуто ранее, пользовательские данные хранятся в его </text:span><text:span text:style-name="T16">FSESNamespace::NS_DIR</text:span><text:span text:style-name="T30">, </text:span><text:span text:style-name="T32">поэтому эти операции сводятся к созданию файла и записи в него шифрованного ключа, перечислению имён файлов в каталоге, удалению файла соответственно.</text:span></text:p>
      <text:p text:style-name="P24"><text:span text:style-name="T33">В случае успешного импорта ключа, он становится доступным для использования в вычислениях по своему id.</text:span></text:p>
      <text:h text:style-name="P47" text:outline-level="3"><text:bookmark-start text:name="__RefHeading__67_155291788"/><text:span text:style-name="T47">Хэш-функции</text:span><text:bookmark-end text:name="__RefHeading__67_155291788"/></text:h>
      <text:p text:style-name="P25"><text:span text:style-name="T48">И</text:span><text:span text:style-name="T47">нтерфейс </text:span><text:span text:style-name="T48">vhsm_api_prototype</text:span><text:span text:style-name="T47"> для работы с хэш-функциями опирается на интерфейс, </text:span><text:soft-page-break/><text:span text:style-name="T47">описываемый стандартом </text:span><text:span text:style-name="T18">pkcs#11</text:span><text:span text:style-name="T35">. (см. </text:span><text:a xlink:type="simple" xlink:href="https://github.com/OSLL/vhsm/blob/master/prototype/client/vhsm_api_prototype/digest.h">https://github.com/OSLL/vhsm/blob/master/prototype/client/vhsm_api_prototype/digest.h</text:a><text:span text:style-name="T35"> для деталей)<text:line-break/></text:span><text:span text:style-name="T36">Статус вычисления хэш-функции ассоциируется с id сессии, открытой пользователем. Реализована поддержка только хэш-функции SHA1. Добавление поддержки новых хэш-функций сложности не представляет.</text:span></text:p>
      <text:h text:style-name="P48" text:outline-level="3"><text:bookmark-start text:name="__RefHeading__69_155291788"/><text:span text:style-name="T48">MAC (Message Authentication Code)</text:span><text:bookmark-end text:name="__RefHeading__69_155291788"/></text:h>
      <text:p text:style-name="P26"><text:span text:style-name="T48">Интерфейс vhsm_api_prototype для работы с MAC опирается на интерфейс, описываемый стандартом </text:span><text:span text:style-name="T19">pkcs#11. </text:span><text:span text:style-name="T36">(см. </text:span><text:a xlink:type="simple" xlink:href="https://github.com/OSLL/vhsm/blob/master/prototype/client/vhsm_api_prototype/mac.h">https://github.com/OSLL/vhsm/blob/master/prototype/client/vhsm_api_prototype/mac.h</text:a><text:span text:style-name="T36"> для деталей)</text:span></text:p>
      <text:p text:style-name="P26"><text:span text:style-name="T36">Статус вычисления MAC ассоциируется с id сесссии, открытой пользователем.</text:span></text:p>
      <text:p text:style-name="P26"><text:span text:style-name="T36">Реализована поддержка HMAC с указанием хэш-функции, которую необходимо использовать (на данный момент, - только SHA1</text:span><text:span text:style-name="T2">). </text:span><text:span text:style-name="T48">Добавление поддержки новых хэш-функций сложности не представляет.</text:span></text:p>
      <text:p text:style-name="P26"><text:span text:style-name="T48"/></text:p>
      <text:h text:style-name="P40" text:outline-level="2"><text:bookmark-start text:name="__RefHeading__71_155291788"/><text:span text:style-name="T48">Имена файлов для транспорта в коде</text:span><text:bookmark-end text:name="__RefHeading__71_155291788"/></text:h>
      <text:p text:style-name="Text_20_body"><text:span text:style-name="T36">Ниже приведён список мест, где имеются hard-coded пути к файлам, имеющим отношение к транспорту. </text:span><text:span text:style-name="T37">Hard-coded пути одних компонент соответствуют путям в других компонентах.</text:span></text:p>
      <text:h text:style-name="P49" text:outline-level="3"><text:bookmark-start text:name="__RefHeading__73_155291788"/><text:span text:style-name="T49">Client</text:span><text:bookmark-end text:name="__RefHeading__73_155291788"/></text:h>
      <text:p text:style-name="P27"><text:span text:style-name="T49">Клиентская библиотека, реализующая vhsm_api_prototype, использует два файла для получения и отправки сообщений соответственно: </text:span></text:p>
      <text:list xml:id="list9096177335712499991" text:style-name="L9">
        <text:list-item>
          <text:p text:style-name="P28"><text:a xlink:type="simple" xlink:href="https://github.com/OSLL/vhsm/blob/master/prototype/client/vhsm_api_prototype_impl/transport_impl.cpp#L8"><text:span text:style-name="T49">https://github.com/OSLL/vhsm/blob/master/prototype/client/vhsm_api_prototype_impl/transport_impl.cpp#L8</text:span></text:a></text:p>
        </text:list-item>
        <text:list-item>
          <text:p text:style-name="P28"><text:a xlink:type="simple" xlink:href="https://github.com/OSLL/vhsm/blob/master/prototype/client/vhsm_api_prototype_impl/transport_impl.cpp#L9"><text:span text:style-name="T49">https://github.com/OSLL/vhsm/blob/master/prototype/client/vhsm_api_prototype_impl/transport_impl.cpp#L9</text:span></text:a></text:p>
        </text:list-item>
      </text:list>
      <text:h text:style-name="P49" text:outline-level="3"><text:bookmark-start text:name="__RefHeading__75_155291788"/><text:span text:style-name="T49">Host</text:span><text:bookmark-end text:name="__RefHeading__75_155291788"/></text:h>
      <text:p text:style-name="P27"><text:span text:style-name="T49">Хост на данный момент использует следующие файлы для общения с vhsm:</text:span></text:p>
      <text:list xml:id="list2064602923083242474" text:style-name="L10">
        <text:list-item>
          <text:p text:style-name="P29"><text:a xlink:type="simple" xlink:href="https://github.com/OSLL/vhsm/blob/master/prototype/host/host.cpp#L9"><text:span text:style-name="T49">https://github.com/OSLL/vhsm/blob/master/prototype/host/host.cpp#L9</text:span></text:a></text:p>
        </text:list-item>
        <text:list-item>
          <text:p text:style-name="P29"><text:a xlink:type="simple" xlink:href="https://github.com/OSLL/vhsm/blob/master/prototype/host/host.cpp#L10"><text:span text:style-name="T49">https://github.com/OSLL/vhsm/blob/master/prototype/host/host.cpp#L10</text:span></text:a></text:p>
        </text:list-item>
      </text:list>
      <text:p text:style-name="P27"><text:span text:style-name="T49">И файлы для общения с client:</text:span></text:p>
      <text:list xml:id="list1331734088591422643" text:style-name="L11">
        <text:list-item>
          <text:p text:style-name="P30"><text:a xlink:type="simple" xlink:href="https://github.com/OSLL/vhsm/blob/master/prototype/host/host.cpp#L12"><text:span text:style-name="T49">https://github.com/OSLL/vhsm/blob/master/prototype/host/host.cpp#L12</text:span></text:a></text:p>
        </text:list-item>
        <text:list-item>
          <text:p text:style-name="P30"><text:a xlink:type="simple" xlink:href="https://github.com/OSLL/vhsm/blob/master/prototype/host/host.cpp#L13"><text:span text:style-name="T49">https://github.com/OSLL/vhsm/blob/master/prototype/host/host.cpp#L13</text:span></text:a></text:p>
        </text:list-item>
      </text:list>
      <text:p text:style-name="P27"><text:span text:style-name="T49">Общение с client должно быть устроено сложнее — нужно поддерживать несколько клиентов и, соответственно, несколько пар файлов.</text:span></text:p>
      <text:h text:style-name="P49" text:outline-level="3"><text:bookmark-start text:name="__RefHeading__77_155291788"/><text:span text:style-name="T49">VHSM</text:span><text:bookmark-end text:name="__RefHeading__77_155291788"/></text:h>
      <text:p text:style-name="P27"><text:span text:style-name="T49">Используются следующие файлы:</text:span></text:p>
      <text:list xml:id="list9171354906490543867" text:style-name="L12">
        <text:list-item>
          <text:p text:style-name="P31"><text:a xlink:type="simple" xlink:href="https://github.com/OSLL/vhsm/blob/master/prototype/vhsm/vhsm.cpp#L11"><text:span text:style-name="T49">https://github.com/OSLL/vhsm/blob/master/prototype/vhsm/vhsm.cpp#L11</text:span></text:a></text:p>
        </text:list-item>
        <text:list-item>
          <text:p text:style-name="P31"><text:a xlink:type="simple" xlink:href="https://github.com/OSLL/vhsm/blob/master/prototype/vhsm/vhsm.cpp#L12"><text:span text:style-name="T49">https://github.com/OSLL/vhsm/blob/master/prototype/vhsm/vhsm.cpp#L12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adok22 </meta:initial-creator>
    <meta:creation-date>2013-05-26T18:14:37</meta:creation-date>
    <meta:generator>LibreOffice/4.0.2.2$Linux_X86_64 LibreOffice_project/400m0$Build-2</meta:generator>
    <dc:date>2013-05-26T21:24:48</dc:date>
    <dc:creator>deadok22 </dc:creator>
    <meta:editing-duration>PT2H23M36S</meta:editing-duration>
    <meta:editing-cycles>26</meta:editing-cycles>
    <meta:document-statistic meta:table-count="0" meta:image-count="0" meta:object-count="0" meta:page-count="9" meta:paragraph-count="101" meta:word-count="977" meta:character-count="9255" meta:non-whitespace-character-count="8381"/>
  </office:meta>
</office:document-meta>
</file>